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9.52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Video</text:p>
          </table:table-cell>
          <table:table-cell office:value-type="string" table:style-name="ce1">
            <text:p>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1</text:p>
          </table:table-cell>
          <table:table-cell office:value-type="string" table:style-name="ce1">
            <text:p>https://www.youtube.com/watch?v=3ov6zVAXHJI&amp;t=709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2</text:p>
          </table:table-cell>
          <table:table-cell office:value-type="string" table:style-name="ce1">
            <text:p><text:a xlink:href="https://www.youtube.com/watch?v=JGLLJUgm-0c&amp;t=28s">https://www.youtube.com/watch?v=JGLLJUgm-0c&amp;t=28s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3</text:p>
          </table:table-cell>
          <table:table-cell office:value-type="string" table:style-name="ce1">
            <text:p><text:a xlink:href="https://www.youtube.com/watch?v=Cx6JfrRO4eA">https://www.youtube.com/watch?v=Cx6JfrRO4eA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4</text:p>
          </table:table-cell>
          <table:table-cell office:value-type="string" table:style-name="ce1">
            <text:p><text:a xlink:href="https://www.youtube.com/watch?v=IVvOmoB88FM&amp;t=345s">https://www.youtube.com/watch?v=IVvOmoB88FM&amp;t=345s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5</text:p>
          </table:table-cell>
          <table:table-cell office:value-type="string" table:style-name="ce1">
            <text:p><text:a xlink:href="https://www.youtube.com/watch?v=V59fcX1YC7E">https://www.youtube.com/watch?v=V59fcX1YC7E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6</text:p>
          </table:table-cell>
          <table:table-cell office:value-type="string" table:style-name="ce1">
            <text:p><text:a xlink:href="https://www.youtube.com/watch?v=cQW-h8yGbRc">https://www.youtube.com/watch?v=cQW-h8yGbRc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7</text:p>
          </table:table-cell>
          <table:table-cell office:value-type="string" table:style-name="ce1">
            <text:p><text:a xlink:href="https://www.youtube.com/watch?v=sqU3DmLppcQ&amp;t=29s">https://www.youtube.com/watch?v=sqU3DmLppcQ&amp;t=29s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8</text:p>
          </table:table-cell>
          <table:table-cell office:value-type="string" table:style-name="ce1">
            <text:p><text:a xlink:href="https://www.youtube.com/watch?v=tSNybMUpMKk&amp;t=681s">https://www.youtube.com/watch?v=tSNybMUpMKk&amp;t=681s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9</text:p>
          </table:table-cell>
          <table:table-cell office:value-type="string" table:style-name="ce1">
            <text:p><text:a xlink:href="https://www.youtube.com/watch?v=WuBPbI0x50o">https://www.youtube.com/watch?v=WuBPbI0x50o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10</text:p>
          </table:table-cell>
          <table:table-cell office:value-type="string" table:style-name="ce1">
            <text:p><text:a xlink:href="https://www.youtube.com/watch?v=OfZFdwW322E">https://www.youtube.com/watch?v=OfZFdwW322E</text:a>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creator>VIPUL BAGHEL</dc:creator>
    <meta:creation-date>2024-11-06T15:35:39Z</meta:creation-date>
    <dc:date>2024-11-08T11:16:02Z</dc:date>
    <meta:editing-cycles>1</meta:editing-cycles>
    <meta:editing-duration>PT52965S</meta:editing-duration>
  </office:meta>
</office:document-meta>
</file>